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Guía de Investigación y Creación de Preguntas sobre ERP y CRM</text:h>
      <text:p text:style-name="Text_20_body"><text:span text:style-name="Strong_20_Emphasis">Objetivo:</text:span> Investigar y comprender los fundamentos de los sistemas ERP (Enterprise Resource Planning) y CRM (Customer Relationship Management) para generar preguntas que serán utilizadas en un examen tipo test.</text:p>
      <text:p text:style-name="Text_20_body"><text:span text:style-name="Strong_20_Emphasis">Proceso de Investigación:</text:span></text:p>
      <text:list text:style-name="L1">
        <text:list-item>
          <text:p text:style-name="Text_20_body"><text:span text:style-name="Strong_20_Emphasis">Comprensión Básica:</text:span></text:p>
          <text:list>
            <text:list-item>
              <text:p text:style-name="Text_20_body">Define qué es un sistema ERP y un sistema CRM.</text:p>
            </text:list-item>
            <text:list-item>
              <text:p text:style-name="Text_20_body">Investiga cómo estos sistemas ayudan a las organizaciones a mejorar sus operaciones y relaciones con los clientes.</text:p>
            </text:list-item>
          </text:list>
        </text:list-item>
        <text:list-item>
          <text:p text:style-name="Text_20_body"><text:span text:style-name="Strong_20_Emphasis">Funcionalidades Clave:</text:span></text:p>
          <text:list>
            <text:list-item>
              <text:p text:style-name="Text_20_body">Identifica las funcionalidades clave que ofrecen los sistemas ERP y CRM.</text:p>
            </text:list-item>
            <text:list-item>
              <text:p text:style-name="Text_20_body">Comprende cómo estas funcionalidades se integran en los procesos empresariales cotidianos.</text:p>
            </text:list-item>
          </text:list>
        </text:list-item>
        <text:list-item>
          <text:p text:style-name="Text_20_body"><text:span text:style-name="Strong_20_Emphasis">Beneficios y Desafíos:</text:span></text:p>
          <text:list>
            <text:list-item>
              <text:p text:style-name="Text_20_body">Examina los beneficios de implementar ERP y CRM en una empresa.</text:p>
            </text:list-item>
            <text:list-item>
              <text:p text:style-name="Text_20_body">Considera los desafíos y limitaciones que las empresas pueden enfrentar durante y después de la implementación de estos sistemas.</text:p>
            </text:list-item>
          </text:list>
        </text:list-item>
        <text:list-item>
          <text:p text:style-name="Text_20_body"><text:span text:style-name="Strong_20_Emphasis">Tendencias Actuales:</text:span></text:p>
          <text:list>
            <text:list-item>
              <text:p text:style-name="Text_20_body">Investiga sobre las últimas tendencias en la tecnología ERP y CRM.</text:p>
            </text:list-item>
            <text:list-item>
              <text:p text:style-name="Text_20_body">Incluye temas como la inteligencia artificial, la nube, la movilidad y la personalización.</text:p>
            </text:list-item>
          </text:list>
        </text:list-item>
        <text:list-item>
          <text:p text:style-name="Text_20_body"><text:span text:style-name="Strong_20_Emphasis">Estudios de Caso:</text:span></text:p>
          <text:list>
            <text:list-item>
              <text:p text:style-name="Text_20_body">Busca estudios de caso que muestren la implementación exitosa de ERP y CRM.</text:p>
            </text:list-item>
            <text:list-item>
              <text:p text:style-name="Text_20_body">Analiza los resultados y el impacto en la empresa.</text:p>
            </text:list-item>
          </text:list>
        </text:list-item>
      </text:list>
      <text:p text:style-name="Text_20_body"><text:span text:style-name="Strong_20_Emphasis">Creación de Preguntas:</text:span></text:p>
      <text:list text:style-name="L2">
        <text:list-item>
          <text:p text:style-name="Text_20_body">Cada estudiante debe generar cinco preguntas basadas en su investigación.</text:p>
        </text:list-item>
        <text:list-item>
          <text:p text:style-name="Text_20_body">Las preguntas deben ser claras, concisas y enfocadas en aspectos clave de los sistemas ERP y CRM.</text:p>
        </text:list-item>
        <text:list-item>
          <text:p text:style-name="Text_20_body">Asegúrate de que haya una mezcla de preguntas de opción múltiple, verdadero/falso y de completar espacios (gap fill).</text:p>
        </text:list-item>
      </text:list>
      <text:p text:style-name="Text_20_body"><text:span text:style-name="Strong_20_Emphasis">Ejemplos de Preguntas:</text:span></text:p>
      <text:list text:style-name="L3">
        <text:list-item>
          <text:p text:style-name="Text_20_body">¿Cuál es el propósito principal de un sistema ERP en una organización? a) Gestión de la relación con el cliente. b) Planificación de recursos empresariales. c) Procesamiento de texto y hojas de cálculo. d) Navegación y búsqueda web.</text:p>
        </text:list-item>
        <text:list-item>
          <text:p text:style-name="Text_20_body"><text:soft-page-break/>Un sistema CRM es más útil para: a) Control de inventario. b) Gestión financiera. c) Gestión de la relación con el cliente. d) Planificación de recursos de manufactura.</text:p>
        </text:list-item>
        <text:list-item>
          <text:p text:style-name="Text_20_body">Verdadero o Falso: Los sistemas ERP y CRM solo son adecuados para grandes corporaciones.</text:p>
        </text:list-item>
        <text:list-item>
          <text:p text:style-name="Text_20_body">Completar: Un desafío común en la implementación de un sistema ERP es _____________.</text:p>
        </text:list-item>
        <text:list-item>
          <text:p text:style-name="Text_20_body">¿Qué tendencia actual está transformando la manera en que los sistemas ERP y CRM son utilizados por las empresas?</text:p>
        </text:list-item>
      </text:list>
      <text:p text:style-name="Text_20_body"><text:span text:style-name="Strong_20_Emphasis">Entregables:</text:span></text:p>
      <text:list text:style-name="L4">
        <text:list-item>
          <text:p text:style-name="Text_20_body">Cada estudiante debe presentar sus cinco preguntas con las respuestas correctas indicadas.</text:p>
        </text:list-item>
        <text:list-item>
          <text:p text:style-name="Text_20_body">Las preguntas recopiladas serán combinadas y utilizadas para crear un examen tipo tes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30:14.591277501</meta:creation-date>
    <dc:date>2023-11-09T13:32:51.998740079</dc:date>
    <meta:editing-duration>PT2M37S</meta:editing-duration>
    <meta:editing-cycles>1</meta:editing-cycles>
    <meta:document-statistic meta:table-count="0" meta:image-count="0" meta:object-count="0" meta:page-count="2" meta:paragraph-count="31" meta:word-count="394" meta:character-count="2430" meta:non-whitespace-character-count="2092"/>
    <meta:generator>LibreOffice/7.4.7.2$Linux_X86_64 LibreOffice_project/40$Build-2</meta:generator>
  </office:meta>
</office:document-meta>
</file>